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officeooo:rsid="001fafca" officeooo:paragraph-rsid="001fafca"/>
    </style:style>
    <style:style style:name="P2" style:family="paragraph" style:parent-style-name="Standard">
      <style:text-properties style:font-name="Arial" fo:font-weight="bold" officeooo:rsid="001fafca" officeooo:paragraph-rsid="001fafca" style:font-weight-asian="bold" style:font-weight-complex="bold"/>
    </style:style>
    <style:style style:name="P3" style:family="paragraph" style:parent-style-name="Standard">
      <style:text-properties style:font-name="Arial" officeooo:rsid="00216b56" officeooo:paragraph-rsid="00216b56"/>
    </style:style>
    <style:style style:name="P4" style:family="paragraph" style:parent-style-name="Standard">
      <style:text-properties fo:color="#0066cc" style:font-name="Arial" officeooo:rsid="001fafca" officeooo:paragraph-rsid="001fafca"/>
    </style:style>
    <style:style style:name="P5" style:family="paragraph" style:parent-style-name="Standard">
      <style:text-properties fo:color="#0066cc" style:font-name="Arial" officeooo:rsid="001fafca" officeooo:paragraph-rsid="00233888"/>
    </style:style>
    <style:style style:name="P6" style:family="paragraph" style:parent-style-name="Standard">
      <style:text-properties fo:color="#0066cc" style:font-name="Arial" officeooo:rsid="00216b56" officeooo:paragraph-rsid="00216b56"/>
    </style:style>
    <style:style style:name="P7" style:family="paragraph" style:parent-style-name="Standard">
      <style:text-properties fo:color="#0066cc" style:font-name="Arial" officeooo:rsid="00233888" officeooo:paragraph-rsid="00233888"/>
    </style:style>
    <style:style style:name="P8" style:family="paragraph" style:parent-style-name="Standard">
      <style:text-properties fo:color="#0066cc" style:font-name="Arial" officeooo:rsid="0025130d" officeooo:paragraph-rsid="0025130d"/>
    </style:style>
    <style:style style:name="P9" style:family="paragraph" style:parent-style-name="Standard">
      <style:text-properties fo:color="#0066cc" style:font-name="Arial" officeooo:rsid="00267147" officeooo:paragraph-rsid="00267147"/>
    </style:style>
    <style:style style:name="P10" style:family="paragraph" style:parent-style-name="Standard">
      <style:text-properties fo:color="#0066cc" style:font-name="Arial" officeooo:rsid="00267147" officeooo:paragraph-rsid="002884a2"/>
    </style:style>
    <style:style style:name="P11" style:family="paragraph" style:parent-style-name="Standard">
      <style:text-properties fo:color="#0066cc" style:font-name="Arial" officeooo:rsid="00267147" officeooo:paragraph-rsid="0028ba8d"/>
    </style:style>
    <style:style style:name="P12" style:family="paragraph" style:parent-style-name="Standard">
      <style:text-properties fo:color="#0066cc" style:font-name="Arial" officeooo:rsid="002acab7" officeooo:paragraph-rsid="002acab7"/>
    </style:style>
    <style:style style:name="P13" style:family="paragraph" style:parent-style-name="Standard">
      <style:text-properties fo:color="#0066cc" style:font-name="Arial" officeooo:rsid="002cc5ea" officeooo:paragraph-rsid="002cc5ea"/>
    </style:style>
    <style:style style:name="P14" style:family="paragraph" style:parent-style-name="Standard">
      <style:text-properties fo:color="#0066cc" style:font-name="Arial" officeooo:rsid="00082373" officeooo:paragraph-rsid="00216b56"/>
    </style:style>
    <style:style style:name="P15" style:family="paragraph" style:parent-style-name="Standard">
      <style:text-properties fo:color="#000000" style:font-name="Arial" officeooo:rsid="001fafca" officeooo:paragraph-rsid="001fafca"/>
    </style:style>
    <style:style style:name="P16" style:family="paragraph" style:parent-style-name="Standard">
      <style:text-properties fo:color="#000000" style:font-name="Arial" fo:font-weight="normal" officeooo:rsid="001fafca" officeooo:paragraph-rsid="001fafca" style:font-weight-asian="normal" style:font-weight-complex="normal"/>
    </style:style>
    <style:style style:name="P17" style:family="paragraph" style:parent-style-name="Standard">
      <style:text-properties fo:color="#000000" style:font-name="Arial" officeooo:rsid="00216b56" officeooo:paragraph-rsid="00216b56"/>
    </style:style>
    <style:style style:name="P18" style:family="paragraph" style:parent-style-name="Standard">
      <style:text-properties fo:color="#000000" style:font-name="Arial" officeooo:rsid="0022d4da" officeooo:paragraph-rsid="0022d4da"/>
    </style:style>
    <style:style style:name="P19" style:family="paragraph" style:parent-style-name="Standard">
      <style:text-properties fo:color="#000000" style:font-name="Arial" officeooo:rsid="00233888" officeooo:paragraph-rsid="00233888"/>
    </style:style>
    <style:style style:name="P20" style:family="paragraph" style:parent-style-name="Standard">
      <style:text-properties fo:color="#000000" style:font-name="Arial" officeooo:rsid="0025130d" officeooo:paragraph-rsid="0025130d"/>
    </style:style>
    <style:style style:name="P21" style:family="paragraph" style:parent-style-name="Standard">
      <style:text-properties fo:color="#000000" style:font-name="Arial" officeooo:rsid="0025130d" officeooo:paragraph-rsid="002884a2"/>
    </style:style>
    <style:style style:name="P22" style:family="paragraph" style:parent-style-name="Standard">
      <style:text-properties fo:color="#000000" style:font-name="Arial" officeooo:rsid="0025130d" officeooo:paragraph-rsid="0028fade"/>
    </style:style>
    <style:style style:name="P23" style:family="paragraph" style:parent-style-name="Standard">
      <style:text-properties fo:color="#000000" style:font-name="Arial" officeooo:rsid="002acab7" officeooo:paragraph-rsid="002acab7"/>
    </style:style>
    <style:style style:name="P24" style:family="paragraph" style:parent-style-name="Standard">
      <style:text-properties fo:color="#009900" style:font-name="Arial" officeooo:rsid="001fafca" officeooo:paragraph-rsid="001fafca"/>
    </style:style>
    <style:style style:name="P25" style:family="paragraph" style:parent-style-name="Standard">
      <style:text-properties officeooo:paragraph-rsid="00244a90"/>
    </style:style>
    <style:style style:name="P26" style:family="paragraph" style:parent-style-name="Standard">
      <style:text-properties officeooo:paragraph-rsid="00267147"/>
    </style:style>
    <style:style style:name="P27" style:family="paragraph" style:parent-style-name="Standard">
      <style:text-properties officeooo:paragraph-rsid="002884a2"/>
    </style:style>
    <style:style style:name="T1" style:family="text">
      <style:text-properties officeooo:rsid="001fafca"/>
    </style:style>
    <style:style style:name="T2" style:family="text">
      <style:text-properties fo:color="#009900"/>
    </style:style>
    <style:style style:name="T3" style:family="text">
      <style:text-properties fo:color="#009900" style:font-name="Arial"/>
    </style:style>
    <style:style style:name="T4" style:family="text">
      <style:text-properties fo:color="#009900" style:font-name="Arial" style:text-underline-style="none"/>
    </style:style>
    <style:style style:name="T5" style:family="text">
      <style:text-properties fo:color="#009900" style:font-name="Arial" officeooo:rsid="0025130d"/>
    </style:style>
    <style:style style:name="T6" style:family="text">
      <style:text-properties fo:color="#009900" style:font-name="Arial" officeooo:rsid="00267147"/>
    </style:style>
    <style:style style:name="T7" style:family="text">
      <style:text-properties fo:font-weight="bold" style:font-weight-asian="bold" style:font-weight-complex="bold"/>
    </style:style>
    <style:style style:name="T8" style:family="text">
      <style:text-properties fo:font-weight="bold" officeooo:rsid="001fafca" style:font-weight-asian="bold" style:font-weight-complex="bold"/>
    </style:style>
    <style:style style:name="T9" style:family="text">
      <style:text-properties fo:color="#0066cc"/>
    </style:style>
    <style:style style:name="T10" style:family="text">
      <style:text-properties fo:color="#0066cc" style:font-name="Arial" officeooo:rsid="00082373"/>
    </style:style>
    <style:style style:name="T11" style:family="text">
      <style:text-properties officeooo:rsid="00216b56"/>
    </style:style>
    <style:style style:name="T12" style:family="text">
      <style:text-properties officeooo:rsid="0022d4da"/>
    </style:style>
    <style:style style:name="T13" style:family="text">
      <style:text-properties fo:color="#000000"/>
    </style:style>
    <style:style style:name="T14" style:family="text">
      <style:text-properties fo:color="#000000" style:font-name="Arial" officeooo:rsid="00244a90"/>
    </style:style>
    <style:style style:name="T15" style:family="text">
      <style:text-properties fo:color="#000000" style:font-name="Arial" style:text-underline-style="none" officeooo:rsid="00244a90"/>
    </style:style>
    <style:style style:name="T16" style:family="text">
      <style:text-properties fo:color="#000000" style:font-name="Arial" officeooo:rsid="0025130d"/>
    </style:style>
    <style:style style:name="T17" style:family="text">
      <style:text-properties fo:color="#000000" style:font-name="Arial" officeooo:rsid="00267147"/>
    </style:style>
    <style:style style:name="T18" style:family="text">
      <style:text-properties fo:color="#000000" style:font-name="Arial" officeooo:rsid="002884a2"/>
    </style:style>
    <style:style style:name="T19" style:family="text">
      <style:text-properties officeooo:rsid="00233888"/>
    </style:style>
    <style:style style:name="T20" style:family="text">
      <style:text-properties officeooo:rsid="002884a2"/>
    </style:style>
    <style:style style:name="T21" style:family="text">
      <style:text-properties officeooo:rsid="0028ba8d"/>
    </style:style>
    <style:style style:name="T22" style:family="text">
      <style:text-properties officeooo:rsid="0028fade"/>
    </style:style>
    <style:style style:name="T23" style:family="text">
      <style:text-properties officeooo:rsid="002a6ab2"/>
    </style:style>
    <style:style style:name="T24" style:family="text">
      <style:text-properties officeooo:rsid="002d8d9f"/>
    </style:style>
    <style:style style:name="T25" style:family="text">
      <style:text-properties officeooo:rsid="002e57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all HaSSAPy program locally</text:p>
      <text:p text:style-name="P1"/>
      <text:p text:style-name="P3">For installing of HaSAPPy on a computer running Ubuntu 14.04 (64 bit), o<text:span text:style-name="T1">pen a LINUX terminal on your computer. If </text:span><text:span text:style-name="T8">git</text:span><text:span text:style-name="T1"> or </text:span><text:span text:style-name="T8">python</text:span><text:span text:style-name="T7"> version 2.7</text:span><text:span text:style-name="T1"> are not installed on your system you can install git with:</text:span></text:p>
      <text:p text:style-name="P3"/>
      <text:p text:style-name="P1"><text:span text:style-name="T9">sudo apt-get install git</text:span></text:p>
      <text:p text:style-name="P4">sudo apt-get install python2.7</text:p>
      <text:p text:style-name="P6">sudo apt-get install python2.7-dev</text:p>
      <text:p text:style-name="P17"/>
      <text:p text:style-name="P17">The following packages on which HaSAPPy depends will need to be installed on your system. Use the Ubuntu packet manager to install missing packages (alternatively the python packet manager pip can be used):</text:p>
      <text:p text:style-name="P17"/>
      <text:p text:style-name="P14"><text:span text:style-name="T11">sudo apt-get</text:span> install <text:span text:style-name="T11">python-</text:span>numpy</text:p>
      <text:p text:style-name="P14"><text:span text:style-name="T11">sudo apt-get</text:span> install <text:span text:style-name="T11">python-matplotlib</text:span></text:p>
      <text:p text:style-name="P14"><text:span text:style-name="T11">sudo apt-get</text:span> install <text:span text:style-name="T11">python-pysam</text:span></text:p>
      <text:p text:style-name="P14"><text:span text:style-name="T11">sudo apt-get</text:span> install <text:span text:style-name="T11">python-htseq</text:span></text:p>
      <text:p text:style-name="P14"><text:span text:style-name="T11">sudo apt-get</text:span> install <text:span text:style-name="T11">python-pandas</text:span></text:p>
      <text:p text:style-name="P14"><text:span text:style-name="T11">sudo apt-get</text:span> install <text:span text:style-name="T11">python-scipy</text:span></text:p>
      <text:p text:style-name="P14"><text:span text:style-name="T11">sudo apt-get</text:span> install <text:span text:style-name="T11">python-sklearn</text:span></text:p>
      <text:p text:style-name="P14"><text:span text:style-name="T11">sudo apt-get</text:span> install <text:span text:style-name="T11">python-xlsxwriter</text:span></text:p>
      <text:p text:style-name="P17"/>
      <text:p text:style-name="P1">Navigate to your home folder and clone the HaSAPPy repository:</text:p>
      <text:p text:style-name="P4">cd</text:p>
      <text:p text:style-name="P4">git clone https://github.com/gdiminin/HaSAPPy.git</text:p>
      <text:p text:style-name="P4"/>
      <text:p text:style-name="P15">Enter the HaSAPPy folder and prepare the program:</text:p>
      <text:p text:style-name="P4">cd HaSAPPy</text:p>
      <text:p text:style-name="P4">cd program</text:p>
      <text:p text:style-name="P4">chmod +x PreprocessReads</text:p>
      <text:p text:style-name="P4"/>
      <text:p text:style-name="P18">Build the gene annotation database using <text:span text:style-name="T7">GeneReference_built.py </text:span>in the program folder. A gene annotation file for the mouse genome (<text:span text:style-name="T1">GCRm38</text:span>/mm10) is supplied with the source. If you need other genomes suitable annotation files can be obtained from the UCSC genome browser (<text:span text:style-name="T2">http://genome.ucsc.edu/cgi-bin/hgTables?command=start</text:span>). Refer to the command description of GeneReference_built.py about the requirements and file format.</text:p>
      <text:p text:style-name="P18"/>
      <text:p text:style-name="P4">python GeneReference_built.py -i <text:span text:style-name="T12">~</text:span>/HaSAPPy/<text:span text:style-name="T12">docs</text:span>/mm10_REFSEQgenes.txt -o<text:span text:style-name="T12"> </text:span>mm10_HaSAPPY_refernce.pkl</text:p>
      <text:p text:style-name="P4"/>
      <text:p text:style-name="P18">A new file <text:span text:style-name="T1">mm10_HaSAPPY_refernce.pkl</text:span> should appear in the current folder. Proceed to install the genome sequence indexes for the reference genome (eg mouse) and the PhiX genome that is used for quality control of Illumina sequencing runs. For this make a new folder under the HaSAPPy folder:</text:p>
      <text:p text:style-name="P18"/>
      <text:p text:style-name="P4">cd ..</text:p>
      <text:p text:style-name="P4">mkdir reference</text:p>
      <text:p text:style-name="P4">cd reference</text:p>
      <text:p text:style-name="P1"><text:soft-page-break/></text:p>
      <text:p text:style-name="P2">Download an unpack sequence archives for PhiX and Mus Musculus genomes</text:p>
      <text:p text:style-name="P2"/>
      <text:p text:style-name="P16">Sequences of many common genomes are provided at:</text:p>
      <text:p text:style-name="P16"/>
      <text:p text:style-name="P24">http://support.illumina.com/sequencing/sequencing_software/igenome.html</text:p>
      <text:p text:style-name="P1"/>
      <text:p text:style-name="P1">Using a web browser download PhiX genome (NCBI 1993-04-28) and mouse genome (GCRm38/mm10) to your ~/HaSAPPy/reference folder. Then unpack the archives in the terminal:</text:p>
      <text:p text:style-name="P1"/>
      <text:p text:style-name="P4">tar -xzvf PhiX_NCBI_1993-04-28.tar.gz</text:p>
      <text:p text:style-name="P5">tar -xzvf <text:span text:style-name="T19">Mus_musculus_UCSC_mm10.tar.gz</text:span></text:p>
      <text:p text:style-name="P5"/>
      <text:p text:style-name="P27"><text:span text:style-name="T14">Now place your data into a data folder. We will use data from the SRA database associated with the haploid ES cell screen in Monfort et al. 2015 and store the read FASTQ files in a data folder/ in a selected/ and unselected/ subfo</text:span><text:span text:style-name="T18">l</text:span><text:span text:style-name="T14">der.</text:span></text:p>
      <text:p text:style-name="P21"/>
      <text:p text:style-name="P10">cd ..</text:p>
      <text:p text:style-name="P10">mkdir data</text:p>
      <text:p text:style-name="P10">cd data</text:p>
      <text:p text:style-name="P10">mkdir unselected</text:p>
      <text:p text:style-name="P10">mkdir selected</text:p>
      <text:p text:style-name="P10"/>
      <text:p text:style-name="P27"><text:span text:style-name="T14">The SRA database can be accessed at:</text:span></text:p>
      <text:p text:style-name="P25"/>
      <text:p text:style-name="P25"><text:a xlink:type="simple" xlink:href="http://www.ncbi.nlm.nih.gov/sra"><text:span text:style-name="T4">http://www.ncbi.nlm.nih.gov/sra</text:span></text:a></text:p>
      <text:p text:style-name="P25"/>
      <text:p text:style-name="P26"><text:span text:style-name="T15">For the dataset of the unselected cell population enter </text:span><text:span text:style-name="T3">SRX1060416</text:span><text:span text:style-name="T14"> into the search box.</text:span><text:span text:style-name="T16"> The selected dataset </text:span><text:span text:style-name="T17">has the accession number </text:span><text:span text:style-name="T6">SRX1060407</text:span><text:span text:style-name="T17">. </text:span><text:span text:style-name="T14">Download all </text:span><text:span text:style-name="T16">read files in FASTQ format using the SRA toolkit. I</text:span><text:span text:style-name="T17">n</text:span><text:span text:style-name="T16">stall the SRA toolkit from: </text:span><text:span text:style-name="T5">https://trace.ncbi.nlm.nih.gov/Traces/sra/sra.cgi?view=software</text:span></text:p>
      <text:p text:style-name="P20">Choose Ubuntu Linux 64 bit architecture and spcify the ~/Downloads folder as destination. Open a new terminal window, enter the ~/Downloads folder and unzip the toolkit.</text:p>
      <text:p text:style-name="P20"/>
      <text:p text:style-name="P8">cd</text:p>
      <text:p text:style-name="P8">cd Downloads</text:p>
      <text:p text:style-name="P8">tar -xzvf sratoolkit.2.8.1-2-ubuntu64.tar.gz</text:p>
      <text:p text:style-name="P8">exit</text:p>
      <text:p text:style-name="P20"/>
      <text:p text:style-name="P20">This closes this terminal window and returns you to the first terminal window. <text:span text:style-name="T20">Now run the SRA toolkit fastq-dump command for downloading 7 unselected read files:</text:span></text:p>
      <text:p text:style-name="P9"/>
      <text:p text:style-name="P9">~/Downloads/sratoolkit.2.8.1-2-ubuntu64/bin/fastq-dump -O unselected/ --gzip SRR2064917</text:p>
      <text:p text:style-name="P9">~/Downloads/sratoolkit.2.8.1-2-ubuntu64/bin/fastq-dump -O unselected/ --gzip SRR2064920</text:p>
      <text:p text:style-name="P9">~/Downloads/sratoolkit.2.8.1-2-ubuntu64/bin/fastq-dump -O unselected/ --gzip SRR2064924</text:p>
      <text:p text:style-name="P9">~/Downloads/sratoolkit.2.8.1-2-ubuntu64/bin/fastq-dump -O unselected/ --gzip SRR2064927</text:p>
      <text:p text:style-name="P9">~/Downloads/sratoolkit.2.8.1-2-ubuntu64/bin/fastq-dump -O unselected/ --gzip SRR2064928</text:p>
      <text:p text:style-name="P9">~/Downloads/sratoolkit.2.8.1-2-ubuntu64/bin/fastq-dump -O unselected/ --gzip SRR2064929</text:p>
      <text:p text:style-name="P9"><text:soft-page-break/>~/Downloads/sratoolkit.2.8.1-2-ubuntu64/bin/fastq-dump -O unselected/ --gzip SRR2064930</text:p>
      <text:p text:style-name="P22"/>
      <text:p text:style-name="P22"><text:span text:style-name="T22">Then download the 7 selected read files to the data/selected/ folder:</text:span></text:p>
      <text:p text:style-name="P22"/>
      <text:p text:style-name="P11">~/Downloads/sratoolkit.2.8.1-2-ubuntu64/bin/fastq-dump -O selected/ --gzip <text:span text:style-name="T21">SRR2064886</text:span></text:p>
      <text:p text:style-name="P11">~/Downloads/sratoolkit.2.8.1-2-ubuntu64/bin/fastq-dump -O selected/ --gzip <text:span text:style-name="T21">SRR2064896</text:span></text:p>
      <text:p text:style-name="P11">~/Downloads/sratoolkit.2.8.1-2-ubuntu64/bin/fastq-dump -O selected/ --gzip <text:span text:style-name="T21">SRR2064898</text:span></text:p>
      <text:p text:style-name="P11">~/Downloads/sratoolkit.2.8.1-2-ubuntu64/bin/fastq-dump -O selected/ --gzip <text:span text:style-name="T21">SRR2064899</text:span></text:p>
      <text:p text:style-name="P11">~/Downloads/sratoolkit.2.8.1-2-ubuntu64/bin/fastq-dump -O selected/ --gzip <text:span text:style-name="T21">SRR2064902</text:span></text:p>
      <text:p text:style-name="P11">~/Downloads/sratoolkit.2.8.1-2-ubuntu64/bin/fastq-dump -O selected/ --gzip <text:span text:style-name="T21">SRR2064905</text:span></text:p>
      <text:p text:style-name="P11">~/Downloads/sratoolkit.2.8.1-2-ubuntu64/bin/fastq-dump -O selected/ --gzip <text:span text:style-name="T21">SRR2064908</text:span></text:p>
      <text:p text:style-name="P11"><text:span text:style-name="T21"></text:span></text:p>
      <text:p text:style-name="P19">Next make a HaSAPPy command script for your project. This <text:span text:style-name="T23">script </text:span>will <text:span text:style-name="T23">specify</text:span> the reference an<text:span text:style-name="T23">d</text:span> seq<text:span text:style-name="T23">ue</text:span>nce files<text:span text:style-name="T23">, as well as</text:span> the processing steps and a<text:span text:style-name="T23">n</text:span>alysis <text:span text:style-name="T23">that </text:span>HaSAPPy will perform. A<text:span text:style-name="T23">n empty </text:span>template <text:span text:style-name="T23">and an example script are</text:span> supplied with a source. Copy the template into a new command folder:</text:p>
      <text:p text:style-name="P19"/>
      <text:p text:style-name="P7">cd ..</text:p>
      <text:p text:style-name="P7">mkdir command</text:p>
      <text:p text:style-name="P7">cd command</text:p>
      <text:p text:style-name="P7">cp ../docs/LoadModule.txt ./myProj.txt</text:p>
      <text:p text:style-name="P19"/>
      <text:p text:style-name="P19">Use a text editor (eg. gedit or vi) to edit the myProj.txt file in the ~/HaSAPPy/command/ folder.</text:p>
      <text:p text:style-name="P23">Start the analysis with the following command:</text:p>
      <text:p text:style-name="P23"/>
      <text:p text:style-name="P12">cd ..</text:p>
      <text:p text:style-name="P13">mkdir analysis</text:p>
      <text:p text:style-name="P12">cd program</text:p>
      <text:p text:style-name="P12">python HaSAPP<text:span text:style-name="T25">Y</text:span>_start.py <text:span text:style-name="T24">..</text:span>/command/myProj.txt</text:p>
      <text:p text:style-name="P23"/>
      <text:p text:style-name="P23">This will start the HaSAPPy program the output will be stored under the <text:span text:style-name="T25">analysis/</text:span>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20:05:40.154940985</meta:creation-date>
    <dc:date>2017-02-06T06:36:58.550671075</dc:date>
    <meta:editing-duration>PT10H15M25S</meta:editing-duration>
    <meta:editing-cycles>11</meta:editing-cycles>
    <meta:generator>LibreOffice/4.2.8.2$Linux_X86_64 LibreOffice_project/420m0$Build-2</meta:generator>
    <meta:document-statistic meta:table-count="0" meta:image-count="0" meta:object-count="0" meta:page-count="3" meta:paragraph-count="76" meta:word-count="672" meta:character-count="5281" meta:non-whitespace-character-count="4692"/>
  </office:meta>
</office:document-meta>
</file>